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28d40" officeooo:paragraph-rsid="00028d40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ine Book Store</text:p>
      <text:p text:style-name="Standard"/>
      <text:p text:style-name="P1">1. Users Table:</text:p>
      <text:p text:style-name="Standard">This table would store information about the users who buy, sell or exchange books. The fields in this table could include:</text:p>
      <text:p text:style-name="Standard">- User ID (primary key)</text:p>
      <text:p text:style-name="Standard">- Name</text:p>
      <text:p text:style-name="Standard">- Email</text:p>
      <text:p text:style-name="Standard">- Password (encrypted)</text:p>
      <text:p text:style-name="Standard">- Address</text:p>
      <text:p text:style-name="Standard">- Phone Number</text:p>
      <text:p text:style-name="Standard"/>
      <text:p text:style-name="P1">2. Books Table:</text:p>
      <text:p text:style-name="Standard">This table would store information about the books available for sale or exchange. The fields in this table could include:</text:p>
      <text:p text:style-name="Standard">- Book ID (primary key)</text:p>
      <text:p text:style-name="Standard">- Title</text:p>
      <text:p text:style-name="Standard">- Author</text:p>
      <text:p text:style-name="Standard">- ISBN</text:p>
      <text:p text:style-name="Standard">- Publisher</text:p>
      <text:p text:style-name="Standard">- Publication Date</text:p>
      <text:p text:style-name="Standard">- Genre</text:p>
      <text:p text:style-name="Standard">- Price</text:p>
      <text:p text:style-name="Standard">- Condition</text:p>
      <text:p text:style-name="Standard">- Seller ID (foreign key)</text:p>
      <text:p text:style-name="Standard"/>
      <text:p text:style-name="P1">3. Transactions Table:</text:p>
      <text:p text:style-name="Standard">This table would store information about the transactions that occur on the website. The fields in this table could include:</text:p>
      <text:p text:style-name="Standard">- Transaction ID (primary key)</text:p>
      <text:p text:style-name="Standard">- Book ID (foreign key)</text:p>
      <text:p text:style-name="Standard">- Seller ID (foreign key)</text:p>
      <text:p text:style-name="Standard">- Buyer ID (foreign key)</text:p>
      <text:p text:style-name="Standard">- Date</text:p>
      <text:p text:style-name="Standard">- Transaction Type (Buy, Sell or Exchange)</text:p>
      <text:p text:style-name="Standard">- Price</text:p>
      <text:p text:style-name="Standard"/>
      <text:p text:style-name="P1">4. Wishlist Table:</text:p>
      <text:p text:style-name="Standard">This table would store information about the books that users want to buy or exchange. The fields in this table could include:</text:p>
      <text:p text:style-name="Standard">- Wishlist ID (primary key)</text:p>
      <text:p text:style-name="Standard">- Book ID (foreign key)</text:p>
      <text:p text:style-name="Standard">- User ID (foreign key)</text:p>
      <text:p text:style-name="Standard">- Wishlist Type (Buy or Exchange)</text:p>
      <text:p text:style-name="Standard"/>
      <text:p text:style-name="Standard"/>
      <text:p text:style-name="Standard"/>
      <text:p text:style-name="Standard"/>
      <text:p text:style-name="P1"><text:soft-page-break/>5. Reviews Table:</text:p>
      <text:p text:style-name="Standard">This table would store information about the reviews of the books available on the website. The fields in this table could include:</text:p>
      <text:p text:style-name="Standard">- Review ID (primary key)</text:p>
      <text:p text:style-name="Standard">- Book ID (foreign key)</text:p>
      <text:p text:style-name="Standard">- User ID (foreign key)</text:p>
      <text:p text:style-name="Standard">- Rating (out of 5)</text:p>
      <text:p text:style-name="Standard">- Review Text</text:p>
      <text:p text:style-name="Standard">- Date</text:p>
      <text:p text:style-name="Standard"/>
      <text:p text:style-name="Standard">These tables would allow the online bookstore to track user information, book information, transaction history, wishlists, and review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2T19:15:53.822000000</meta:creation-date>
    <dc:date>2023-05-12T19:19:26.660000000</dc:date>
    <meta:editing-duration>PT3M34S</meta:editing-duration>
    <meta:editing-cycles>1</meta:editing-cycles>
    <meta:document-statistic meta:table-count="0" meta:image-count="0" meta:object-count="0" meta:page-count="2" meta:paragraph-count="45" meta:word-count="262" meta:character-count="1441" meta:non-whitespace-character-count="1224"/>
    <meta:generator>LibreOffice/7.5.3.2$Windows_X86_64 LibreOffice_project/9f56dff12ba03b9acd7730a5a481eea045e468f3</meta:generator>
  </office:meta>
</office:document-meta>
</file>